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91pt"/>
    </style:style>
    <style:style style:name="co2" style:family="table-column">
      <style:table-column-properties fo:break-before="auto" style:column-width="84.61pt"/>
    </style:style>
    <style:style style:name="co3" style:family="table-column">
      <style:table-column-properties fo:break-before="auto" style:column-width="128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3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1pt" fo:language="ro" fo:country="RO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74pt solid #000000"/>
      <style:text-properties style:font-name="Liberation Sans1" fo:font-size="11pt" style:font-size-asian="11pt" style:font-size-complex="11pt"/>
    </style:style>
    <style:style style:name="ce5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Liberation Sans1" fo:font-size="11pt" fo:language="ro" fo:country="RO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Liberation Sans1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pt"/>
      <style:text-properties style:font-name="Liberation Sans1" fo:font-size="11pt" style:font-size-asian="11pt" style:font-size-complex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O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CALFOAIE</text:p>
          </table:table-cell>
          <table:table-cell table:style-name="ce3" office:value-type="string" calcext:value-type="string">
            <text:p>ALEXANDRU-IOAN</text:p>
          </table:table-cell>
          <table:table-cell table:style-name="ce7" office:value-type="string" calcext:value-type="string" table:number-columns-spanned="1" table:number-rows-spanned="10">
            <text:p>15:00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ARCIRE</text:p>
          </table:table-cell>
          <table:table-cell table:style-name="ce3" office:value-type="string" calcext:value-type="string">
            <text:p>CLAUDIU-FLORIN</text:p>
          </table:table-cell>
          <table:covered-table-cell table:style-name="ce8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ARTENI</text:p>
          </table:table-cell>
          <table:table-cell table:style-name="ce3" office:value-type="string" calcext:value-type="string">
            <text:p>ALEXANDRA-VASILICA</text:p>
          </table:table-cell>
          <table:covered-table-cell table:style-name="ce8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ACIU</text:p>
          </table:table-cell>
          <table:table-cell table:style-name="ce3" office:value-type="string" calcext:value-type="string">
            <text:p>SORIN</text:p>
          </table:table-cell>
          <table:covered-table-cell table:style-name="ce8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ATINCU</text:p>
          </table:table-cell>
          <table:table-cell table:style-name="ce3" office:value-type="string" calcext:value-type="string">
            <text:p>PETRU-GABRIEL</text:p>
          </table:table-cell>
          <table:covered-table-cell table:style-name="ce8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BULIGA</text:p>
          </table:table-cell>
          <table:table-cell table:style-name="ce3" office:value-type="string" calcext:value-type="string">
            <text:p>CARMEN</text:p>
          </table:table-cell>
          <table:covered-table-cell table:style-name="ce8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BURLACU</text:p>
          </table:table-cell>
          <table:table-cell table:style-name="ce3" office:value-type="string" calcext:value-type="string">
            <text:p>CODRIN</text:p>
          </table:table-cell>
          <table:covered-table-cell table:style-name="ce8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UZATU</text:p>
          </table:table-cell>
          <table:table-cell table:style-name="ce3" office:value-type="string" calcext:value-type="string">
            <text:p>ALEXANDRU</text:p>
          </table:table-cell>
          <table:covered-table-cell table:style-name="ce8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BUZATU</text:p>
          </table:table-cell>
          <table:table-cell table:style-name="ce3" office:value-type="string" calcext:value-type="string">
            <text:p>LAURENTIU-PETRICA</text:p>
          </table:table-cell>
          <table:covered-table-cell table:style-name="ce8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COJOCARIU</text:p>
          </table:table-cell>
          <table:table-cell table:style-name="ce3" office:value-type="string" calcext:value-type="string">
            <text:p>DAN</text:p>
          </table:table-cell>
          <table:covered-table-cell table:style-name="ce8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GHIMPU</text:p>
          </table:table-cell>
          <table:table-cell table:style-name="ce4" office:value-type="string" calcext:value-type="string">
            <text:p>THEODOR</text:p>
          </table:table-cell>
          <table:table-cell table:style-name="ce7" office:value-type="string" calcext:value-type="string" table:number-columns-spanned="1" table:number-rows-spanned="10">
            <text:p>16:00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IACOB</text:p>
          </table:table-cell>
          <table:table-cell table:style-name="ce3" office:value-type="string" calcext:value-type="string">
            <text:p>GEORGIANA-MONICA</text:p>
          </table:table-cell>
          <table:covered-table-cell table:style-name="ce8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IRIMIA</text:p>
          </table:table-cell>
          <table:table-cell table:style-name="ce4" office:value-type="string" calcext:value-type="string">
            <text:p>IONELA</text:p>
          </table:table-cell>
          <table:covered-table-cell table:style-name="ce8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IVANESCU</text:p>
          </table:table-cell>
          <table:table-cell table:style-name="ce3" office:value-type="string" calcext:value-type="string">
            <text:p>ADELINA-LOREDANA</text:p>
          </table:table-cell>
          <table:covered-table-cell table:style-name="ce8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MAHU</text:p>
          </table:table-cell>
          <table:table-cell table:style-name="ce3" office:value-type="string" calcext:value-type="string">
            <text:p>ALEXANDRU-GABRIEL</text:p>
          </table:table-cell>
          <table:covered-table-cell table:style-name="ce8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MILITARU</text:p>
          </table:table-cell>
          <table:table-cell table:style-name="ce3" office:value-type="string" calcext:value-type="string">
            <text:p>ANDREEA-VALENTINA</text:p>
          </table:table-cell>
          <table:covered-table-cell table:style-name="ce8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NASTASA</text:p>
          </table:table-cell>
          <table:table-cell table:style-name="ce3" office:value-type="string" calcext:value-type="string">
            <text:p>MARIUS-ALEXANDRU</text:p>
          </table:table-cell>
          <table:covered-table-cell table:style-name="ce8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NICORICI</text:p>
          </table:table-cell>
          <table:table-cell table:style-name="ce5" office:value-type="string" calcext:value-type="string">
            <text:p>IULIA</text:p>
          </table:table-cell>
          <table:covered-table-cell table:style-name="ce8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ONICA</text:p>
          </table:table-cell>
          <table:table-cell table:style-name="ce3" office:value-type="string" calcext:value-type="string">
            <text:p>IULIA-PETRONELA</text:p>
          </table:table-cell>
          <table:covered-table-cell table:style-name="ce8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PAVEL</text:p>
          </table:table-cell>
          <table:table-cell table:style-name="ce3" office:value-type="string" calcext:value-type="string">
            <text:p>IRINA</text:p>
          </table:table-cell>
          <table:covered-table-cell table:style-name="ce8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 office:value-type="string" calcext:value-type="string">
            <text:p>PECHEANU</text:p>
          </table:table-cell>
          <table:table-cell table:style-name="ce4" office:value-type="string" calcext:value-type="string">
            <text:p>ANDREI</text:p>
          </table:table-cell>
          <table:table-cell table:style-name="ce7" office:value-type="string" calcext:value-type="string" table:number-columns-spanned="1" table:number-rows-spanned="10">
            <text:p>17:00</text:p>
          </table:table-cell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PÎRLEA</text:p>
          </table:table-cell>
          <table:table-cell table:style-name="ce3" office:value-type="string" calcext:value-type="string">
            <text:p>ANDREI</text:p>
          </table:table-cell>
          <table:covered-table-cell table:style-name="ce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POGOREANU</text:p>
          </table:table-cell>
          <table:table-cell table:style-name="ce3" office:value-type="string" calcext:value-type="string">
            <text:p>RARES</text:p>
          </table:table-cell>
          <table:covered-table-cell table:style-name="ce8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PUSCASU</text:p>
          </table:table-cell>
          <table:table-cell table:style-name="ce3" office:value-type="string" calcext:value-type="string">
            <text:p>CRISTIAN</text:p>
          </table:table-cell>
          <table:covered-table-cell table:style-name="ce8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SACALIUC</text:p>
          </table:table-cell>
          <table:table-cell table:style-name="ce3" office:value-type="string" calcext:value-type="string">
            <text:p>THEODOR-STEFAN</text:p>
          </table:table-cell>
          <table:covered-table-cell table:style-name="ce8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SAUCIUC</text:p>
          </table:table-cell>
          <table:table-cell table:style-name="ce3" office:value-type="string" calcext:value-type="string">
            <text:p>TUDOR-GEORGE</text:p>
          </table:table-cell>
          <table:covered-table-cell table:style-name="ce8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SCURTU</text:p>
          </table:table-cell>
          <table:table-cell table:style-name="ce3" office:value-type="string" calcext:value-type="string">
            <text:p>CRISTINA-IULIA</text:p>
          </table:table-cell>
          <table:covered-table-cell table:style-name="ce8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SPATARU</text:p>
          </table:table-cell>
          <table:table-cell table:style-name="ce3" office:value-type="string" calcext:value-type="string">
            <text:p>ANDREI-FANEL</text:p>
          </table:table-cell>
          <table:covered-table-cell table:style-name="ce8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4" office:value-type="string" calcext:value-type="string">
            <text:p>STAN</text:p>
          </table:table-cell>
          <table:table-cell table:style-name="ce4" office:value-type="string" calcext:value-type="string">
            <text:p>IOAN FELIX</text:p>
          </table:table-cell>
          <table:covered-table-cell table:style-name="ce8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VLADUT</text:p>
          </table:table-cell>
          <table:table-cell table:style-name="ce3" office:value-type="string" calcext:value-type="string">
            <text:p>IOAN-TUDOR</text:p>
          </table:table-cell>
          <table:covered-table-cell table:style-name="ce8"/>
        </table:table-row>
        <table:table-row table:style-name="ro1" table:number-rows-repeated="104854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13:26:08.7110523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 </meta:initial-creator>
    <meta:creation-date>2018-01-05T13:08:21.182176734</meta:creation-date>
    <dc:date>2018-01-05T13:27:09.191023469</dc:date>
    <dc:creator>Nic </dc:creator>
    <meta:editing-duration>PT7M14S</meta:editing-duration>
    <meta:editing-cycles>2</meta:editing-cycles>
    <meta:generator>LibreOffice/5.2.7.2$Linux_x86 LibreOffice_project/20m0$Build-2</meta:generator>
    <meta:document-statistic meta:table-count="1" meta:cell-count="94" meta:object-count="0"/>
  </office:meta>
</office:document-meta>
</file>